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1"/>
    <style:style style:name="ce4" style:family="table-cell" style:parent-style-name="Default" style:data-style-name="N2">
      <style:table-cell-properties fo:background-color="#fff200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ackground-color="#e0efd4"/>
    </style:style>
    <style:style style:name="ce7" style:family="table-cell" style:parent-style-name="Default" style:data-style-name="N112"/>
    <style:style style:name="ce8" style:family="table-cell" style:parent-style-name="Default">
      <style:table-cell-properties fo:background-color="#fcd4d1"/>
    </style:style>
    <style:style style:name="ce9" style:family="table-cell" style:parent-style-name="Default">
      <style:table-cell-properties fo:background-color="#bce4e5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04.21mm" svg:y="94.22mm">
            <draw:object draw:notify-on-update-of-ranges="Sheet1.E4:Sheet1.E4 Sheet1.E5:Sheet1.E18 Sheet1.F4:Sheet1.F4 Sheet1.F5:Sheet1.F18 Sheet1.G38:Sheet1.G38 Sheet1.H39:Sheet1.H40 Sheet1.G39:Sheet1.G40 Sheet1.I5:Sheet1.I18 Sheet1.J4:Sheet1.J4 Sheet1.J5:Sheet1.J18 Sheet1.G5:Sheet1.G6 Sheet1.G4:Sheet1.G4 Sheet1.H5:Sheet1.H6 Sheet1.G7:Sheet1.G7 Sheet1.H8:Sheet1.H9 Sheet1.G8:Sheet1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column table:style-name="co2" table:default-cell-style-name="ce5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SG 29 Polar and Speed-to-fly calculations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STF tangets for pola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string" calcext:value-type="string">
            <text:p>m/s</text:p>
          </table:table-cell>
          <table:table-cell office:value-type="string" calcext:value-type="string">
            <text:p>kph</text:p>
          </table:table-cell>
          <table:table-cell office:value-type="string" calcext:value-type="string">
            <text:p>m/s sink</text:p>
          </table:table-cell>
          <table:table-cell/>
          <table:table-cell office:value-type="string" calcext:value-type="string">
            <text:p>m/s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kph</text:p>
          </table:table-cell>
          <table:table-cell table:style-name="ce1" office:value-type="string" calcext:value-type="string">
            <text:p>m/s</text:p>
          </table:table-cell>
          <table:table-cell table:style-name="ce1" office:value-type="string" calcext:value-type="string">
            <text:p>b21_orig kph:</text:p>
          </table:table-cell>
          <table:table-cell table:style-name="ce6" office:value-type="string" calcext:value-type="string">
            <text:p>Speed kph</text:p>
          </table:table-cell>
          <table:table-cell table:style-name="ce6" office:value-type="string" calcext:value-type="string">
            <text:p>polar dry</text:p>
          </table:table-cell>
          <table:table-cell table:style-name="ce8" office:value-type="string" calcext:value-type="string">
            <text:p>mc 2m/s dry</text:p>
          </table:table-cell>
          <table:table-cell table:style-name="ce8"/>
          <table:table-cell table:style-name="ce6" office:value-type="string" calcext:value-type="string">
            <text:p>Speed kph</text:p>
          </table:table-cell>
          <table:table-cell table:style-name="ce6" office:value-type="string" calcext:value-type="string">
            <text:p>polar wet</text:p>
          </table:table-cell>
        </table:table-row>
        <table:table-row table:style-name="ro1">
          <table:table-cell table:style-name="ce1" office:value-type="string" calcext:value-type="string">
            <text:p>stf_best</text:p>
          </table:table-cell>
          <table:table-cell table:style-name="ce1" office:value-type="float" office:value="110" calcext:value-type="float">
            <text:p>110</text:p>
          </table:table-cell>
          <table:table-cell table:style-name="ce4" table:formula="of:=[.B5]/3.6" office:value-type="float" office:value="30.5555555555556" calcext:value-type="float">
            <text:p>30.56</text:p>
          </table:table-cell>
          <table:table-cell table:style-name="ce4" office:value-type="float" office:value="100" calcext:value-type="float">
            <text:p>100.00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2" calcext:value-type="float">
            <text:p>-2</text:p>
          </table:table-cell>
          <table:table-cell table:style-name="ce6" table:formula="of:=[.E5]*SQRT([.$A$41])" office:value-type="float" office:value="73.8542588203875" calcext:value-type="float">
            <text:p>73.8542588203875</text:p>
          </table:table-cell>
          <table:table-cell table:style-name="ce6" table:formula="of:=[.F5]*SQRT([.$A$41])" office:value-type="float" office:value="0.908975493173999" calcext:value-type="float">
            <text:p>0.908975493173999</text:p>
          </table:table-cell>
        </table:table-row>
        <table:table-row table:style-name="ro1">
          <table:table-cell table:style-name="ce1" office:value-type="string" calcext:value-type="string">
            <text:p>Stf_2</text:p>
          </table:table-cell>
          <table:table-cell table:style-name="ce1" office:value-type="float" office:value="150" calcext:value-type="float">
            <text:p>150</text:p>
          </table:table-cell>
          <table:table-cell table:style-name="ce4" table:formula="of:=[.B6]/3.6" office:value-type="float" office:value="41.6666666666667" calcext:value-type="float">
            <text:p>41.67</text:p>
          </table:table-cell>
          <table:table-cell table:style-name="ce4" office:value-type="float" office:value="137" calcext:value-type="float">
            <text:p>137.0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.25" calcext:value-type="float">
            <text:p>1.25</text:p>
          </table:table-cell>
          <table:table-cell table:style-name="ce6" table:formula="of:=[.E6]*SQRT([.$A$41])" office:value-type="float" office:value="85.2164524850624" calcext:value-type="float">
            <text:p>85.2164524850624</text:p>
          </table:table-cell>
          <table:table-cell table:style-name="ce6" table:formula="of:=[.F6]*SQRT([.$A$41])" office:value-type="float" office:value="0.56810968323375" calcext:value-type="float">
            <text:p>0.5681096832337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48" calcext:value-type="float">
            <text:p>0.48</text:p>
          </table:table-cell>
          <table:table-cell table:style-name="ce9" office:value-type="string" calcext:value-type="string">
            <text:p>mc 2m/s wet</text:p>
          </table:table-cell>
          <table:table-cell table:style-name="ce9"/>
          <table:table-cell table:style-name="ce6" table:formula="of:=[.E7]*SQRT([.$A$41])" office:value-type="float" office:value="90.8975493173999" calcext:value-type="float">
            <text:p>90.8975493173999</text:p>
          </table:table-cell>
          <table:table-cell table:style-name="ce6" table:formula="of:=[.F7]*SQRT([.$A$41])" office:value-type="float" office:value="0.5453852959044" calcext:value-type="float">
            <text:p>0.5453852959044</text:p>
          </table:table-cell>
        </table:table-row>
        <table:table-row table:style-name="ro1">
          <table:table-cell office:value-type="string" calcext:value-type="string">
            <text:p>empty_kg</text:p>
          </table:table-cell>
          <table:table-cell office:value-type="string" calcext:value-type="string">
            <text:p>dry_kg</text:p>
          </table:table-cell>
          <table:table-cell table:style-name="Default" office:value-type="string" calcext:value-type="string">
            <text:p>wet_kg</text:p>
          </table:table-cell>
          <table:table-cell/>
          <table:table-cell table:style-name="ce6" office:value-type="float" office:value="85" calcext:value-type="float">
            <text:p>85</text:p>
          </table:table-cell>
          <table:table-cell table:style-name="ce6" office:value-type="float" office:value="0.47" calcext:value-type="float">
            <text:p>0.4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6" table:formula="of:=[.E8]*SQRT([.$A$41])" office:value-type="float" office:value="96.5786461497374" calcext:value-type="float">
            <text:p>96.5786461497374</text:p>
          </table:table-cell>
          <table:table-cell table:style-name="ce6" table:formula="of:=[.F8]*SQRT([.$A$41])" office:value-type="float" office:value="0.534023102239725" calcext:value-type="float">
            <text:p>0.53402310223972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85" calcext:value-type="float">
            <text:p>385</text:p>
          </table:table-cell>
          <table:table-cell table:style-name="Default" office:value-type="float" office:value="585" calcext:value-type="float">
            <text:p>585</text:p>
          </table:table-cell>
          <table:table-cell/>
          <table:table-cell table:style-name="ce6" office:value-type="float" office:value="90" calcext:value-type="float">
            <text:p>90</text:p>
          </table:table-cell>
          <table:table-cell table:style-name="ce6" office:value-type="float" office:value="0.49" calcext:value-type="float">
            <text:p>0.49</text:p>
          </table:table-cell>
          <table:table-cell table:style-name="ce9" table:formula="of:=150*SQRT([.A41])" office:value-type="float" office:value="170.432904970125" calcext:value-type="float">
            <text:p>170.432904970125</text:p>
          </table:table-cell>
          <table:table-cell table:style-name="ce9" table:formula="of:=[.F15]*SQRT([.A41])" office:value-type="float" office:value="1.42027420808437" calcext:value-type="float">
            <text:p>1.42027420808437</text:p>
          </table:table-cell>
          <table:table-cell table:style-name="ce6" table:formula="of:=[.E9]*SQRT([.$A$41])" office:value-type="float" office:value="102.259742982075" calcext:value-type="float">
            <text:p>102.259742982075</text:p>
          </table:table-cell>
          <table:table-cell table:style-name="ce6" table:formula="of:=[.F9]*SQRT([.$A$41])" office:value-type="float" office:value="0.556747489569075" calcext:value-type="float">
            <text:p>0.55674748956907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6" office:value-type="float" office:value="95" calcext:value-type="float">
            <text:p>95</text:p>
          </table:table-cell>
          <table:table-cell table:style-name="ce6" office:value-type="float" office:value="0.52" calcext:value-type="float">
            <text:p>0.52</text:p>
          </table:table-cell>
          <table:table-cell table:number-columns-repeated="2"/>
          <table:table-cell table:style-name="ce6" table:formula="of:=[.E10]*SQRT([.$A$41])" office:value-type="float" office:value="107.940839814412" calcext:value-type="float">
            <text:p>107.940839814412</text:p>
          </table:table-cell>
          <table:table-cell table:style-name="ce6" table:formula="of:=[.F10]*SQRT([.$A$41])" office:value-type="float" office:value="0.5908340705631" calcext:value-type="float">
            <text:p>0.5908340705631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.55" calcext:value-type="float">
            <text:p>0.55</text:p>
          </table:table-cell>
          <table:table-cell table:number-columns-repeated="2"/>
          <table:table-cell table:style-name="ce6" table:formula="of:=[.E11]*SQRT([.$A$41])" office:value-type="float" office:value="113.62193664675" calcext:value-type="float">
            <text:p>113.62193664675</text:p>
          </table:table-cell>
          <table:table-cell table:style-name="ce6" table:formula="of:=[.F11]*SQRT([.$A$41])" office:value-type="float" office:value="0.624920651557125" calcext:value-type="float">
            <text:p>0.624920651557125</text:p>
          </table:table-cell>
        </table:table-row>
        <table:table-row table:style-name="ro1">
          <table:table-cell table:number-columns-repeated="4"/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0.58" calcext:value-type="float">
            <text:p>0.58</text:p>
          </table:table-cell>
          <table:table-cell table:number-columns-repeated="2"/>
          <table:table-cell table:style-name="ce6" table:formula="of:=[.E12]*SQRT([.$A$41])" office:value-type="float" office:value="119.303033479087" calcext:value-type="float">
            <text:p>119.303033479087</text:p>
          </table:table-cell>
          <table:table-cell table:style-name="ce6" table:formula="of:=[.F12]*SQRT([.$A$41])" office:value-type="float" office:value="0.65900723255115" calcext:value-type="float">
            <text:p>0.65900723255115</text:p>
          </table:table-cell>
        </table:table-row>
        <table:table-row table:style-name="ro1">
          <table:table-cell table:number-columns-repeated="4"/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0.63" calcext:value-type="float">
            <text:p>0.63</text:p>
          </table:table-cell>
          <table:table-cell table:number-columns-repeated="2"/>
          <table:table-cell table:style-name="ce6" table:formula="of:=[.E13]*SQRT([.$A$41])" office:value-type="float" office:value="124.984130311425" calcext:value-type="float">
            <text:p>124.984130311425</text:p>
          </table:table-cell>
          <table:table-cell table:style-name="ce6" table:formula="of:=[.F13]*SQRT([.$A$41])" office:value-type="float" office:value="0.715818200874525" calcext:value-type="float">
            <text:p>0.715818200874525</text:p>
          </table:table-cell>
        </table:table-row>
        <table:table-row table:style-name="ro1">
          <table:table-cell table:number-columns-repeated="4"/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0.8" calcext:value-type="float">
            <text:p>0.8</text:p>
          </table:table-cell>
          <table:table-cell table:number-columns-repeated="2"/>
          <table:table-cell table:style-name="ce6" table:formula="of:=[.E14]*SQRT([.$A$41])" office:value-type="float" office:value="142.027420808437" calcext:value-type="float">
            <text:p>142.027420808437</text:p>
          </table:table-cell>
          <table:table-cell table:style-name="ce6" table:formula="of:=[.F14]*SQRT([.$A$41])" office:value-type="float" office:value="0.908975493173999" calcext:value-type="float">
            <text:p>0.908975493173999</text:p>
          </table:table-cell>
        </table:table-row>
        <table:table-row table:style-name="ro1">
          <table:table-cell table:number-columns-repeated="4"/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.25" calcext:value-type="float">
            <text:p>1.25</text:p>
          </table:table-cell>
          <table:table-cell table:number-columns-repeated="2"/>
          <table:table-cell table:style-name="ce6" table:formula="of:=[.E15]*SQRT([.$A$41])" office:value-type="float" office:value="170.432904970125" calcext:value-type="float">
            <text:p>170.432904970125</text:p>
          </table:table-cell>
          <table:table-cell table:style-name="ce6" table:formula="of:=[.F15]*SQRT([.$A$41])" office:value-type="float" office:value="1.42027420808437" calcext:value-type="float">
            <text:p>1.42027420808437</text:p>
          </table:table-cell>
        </table:table-row>
        <table:table-row table:style-name="ro1">
          <table:table-cell table:number-columns-repeated="4"/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1.85" calcext:value-type="float">
            <text:p>1.85</text:p>
          </table:table-cell>
          <table:table-cell table:number-columns-repeated="2"/>
          <table:table-cell table:style-name="ce6" table:formula="of:=[.E16]*SQRT([.$A$41])" office:value-type="float" office:value="198.838389131812" calcext:value-type="float">
            <text:p>198.838389131812</text:p>
          </table:table-cell>
          <table:table-cell table:style-name="ce6" table:formula="of:=[.F16]*SQRT([.$A$41])" office:value-type="float" office:value="2.10200582796487" calcext:value-type="float">
            <text:p>2.10200582796487</text:p>
          </table:table-cell>
        </table:table-row>
        <table:table-row table:style-name="ro1">
          <table:table-cell table:number-columns-repeated="4"/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table:formula="of:=[.E17]*SQRT([.$A$41])" office:value-type="float" office:value="227.2438732935" calcext:value-type="float">
            <text:p>227.2438732935</text:p>
          </table:table-cell>
          <table:table-cell table:style-name="ce6" table:formula="of:=[.F17]*SQRT([.$A$41])" office:value-type="float" office:value="3.4086580994025" calcext:value-type="float">
            <text:p>3.4086580994025</text:p>
          </table:table-cell>
        </table:table-row>
        <table:table-row table:style-name="ro1">
          <table:table-cell table:number-columns-repeated="4"/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/>
          <table:table-cell table:style-name="ce6" table:formula="of:=[.E18]*SQRT([.$A$41])" office:value-type="float" office:value="284.054841616875" calcext:value-type="float">
            <text:p>284.054841616875</text:p>
          </table:table-cell>
          <table:table-cell table:style-name="ce6" table:formula="of:=[.F18]*SQRT([.$A$41])" office:value-type="float" office:value="11.362193664675" calcext:value-type="float">
            <text:p>11.362193664675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Williams Dry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mc kts</text:p>
          </table:table-cell>
          <table:table-cell table:style-name="Default" office:value-type="string" calcext:value-type="string">
            <text:p>mc m/s</text:p>
          </table:table-cell>
          <table:table-cell office:value-type="string" calcext:value-type="string">
            <text:p>stf_mc_kts</text:p>
          </table:table-cell>
          <table:table-cell table:style-name="Default" office:value-type="string" calcext:value-type="string">
            <text:p>b21_calc m/s</text:p>
          </table:table-cell>
          <table:table-cell table:style-name="Default" office:value-type="string" calcext:value-type="string">
            <text:p>b21_stf_mc_k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table:formula="of:=[.B25]*0.51444" office:value-type="float" office:value="0" calcext:value-type="float">
            <text:p>0.00</text:p>
          </table:table-cell>
          <table:table-cell office:value-type="float" office:value="53" calcext:value-type="float">
            <text:p>53</text:p>
          </table:table-cell>
          <table:table-cell table:formula="of:=SQRT([.C25]*0.5*([.$C$6]^2-[.$C$5]^2)+[.$C$5]^2)*SQRT([.$A$28])" office:value-type="float" office:value="30.5555555555556" calcext:value-type="float">
            <text:p>30.56</text:p>
          </table:table-cell>
          <table:table-cell table:formula="of:=[.E25]/0.51444" office:value-type="float" office:value="59.395761518458" calcext:value-type="float">
            <text:p>59.4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formula="of:=[.B26]*0.51444" office:value-type="float" office:value="0.51444" calcext:value-type="float">
            <text:p>0.51</text:p>
          </table:table-cell>
          <table:table-cell office:value-type="float" office:value="62" calcext:value-type="float">
            <text:p>62</text:p>
          </table:table-cell>
          <table:table-cell table:formula="of:=SQRT([.C26]*0.5*([.$C$6]^2-[.$C$5]^2)+[.$C$5]^2)*SQRT([.$A$28])" office:value-type="float" office:value="33.7646721651455" calcext:value-type="float">
            <text:p>33.76</text:p>
          </table:table-cell>
          <table:table-cell table:formula="of:=[.E26]/0.51444" office:value-type="float" office:value="65.6338390582877" calcext:value-type="float">
            <text:p>65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last_adj</text:p>
          </table:table-cell>
          <table:table-cell office:value-type="float" office:value="2" calcext:value-type="float">
            <text:p>2</text:p>
          </table:table-cell>
          <table:table-cell table:formula="of:=[.B27]*0.51444" office:value-type="float" office:value="1.02888" calcext:value-type="float">
            <text:p>1.03</text:p>
          </table:table-cell>
          <table:table-cell office:value-type="float" office:value="69" calcext:value-type="float">
            <text:p>69</text:p>
          </table:table-cell>
          <table:table-cell table:formula="of:=SQRT([.C27]*0.5*([.$C$6]^2-[.$C$5]^2)+[.$C$5]^2)*SQRT([.$A$28])" office:value-type="float" office:value="36.6941984178816" calcext:value-type="float">
            <text:p>36.69</text:p>
          </table:table-cell>
          <table:table-cell table:formula="of:=[.E27]/0.51444" office:value-type="float" office:value="71.3284317274737" calcext:value-type="float">
            <text:p>71.3</text:p>
          </table:table-cell>
          <table:table-cell table:number-columns-repeated="4"/>
        </table:table-row>
        <table:table-row table:style-name="ro1">
          <table:table-cell table:style-name="ce3" table:formula="of:=SQRT([.A26]/[.$A$9])" office:value-type="float" office:value="1" calcext:value-type="float">
            <text:p>1.000</text:p>
          </table:table-cell>
          <table:table-cell office:value-type="float" office:value="3" calcext:value-type="float">
            <text:p>3</text:p>
          </table:table-cell>
          <table:table-cell table:formula="of:=[.B28]*0.51444" office:value-type="float" office:value="1.54332" calcext:value-type="float">
            <text:p>1.54</text:p>
          </table:table-cell>
          <table:table-cell office:value-type="float" office:value="76" calcext:value-type="float">
            <text:p>76</text:p>
          </table:table-cell>
          <table:table-cell table:formula="of:=SQRT([.C28]*0.5*([.$C$6]^2-[.$C$5]^2)+[.$C$5]^2)*SQRT([.$A$28])" office:value-type="float" office:value="39.4065389071658" calcext:value-type="float">
            <text:p>39.41</text:p>
          </table:table-cell>
          <table:table-cell table:formula="of:=[.E28]/0.51444" office:value-type="float" office:value="76.6008453992027" calcext:value-type="float">
            <text:p>76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9]*0.51444" office:value-type="float" office:value="2.05776" calcext:value-type="float">
            <text:p>2.06</text:p>
          </table:table-cell>
          <table:table-cell office:value-type="float" office:value="83" calcext:value-type="float">
            <text:p>83</text:p>
          </table:table-cell>
          <table:table-cell table:formula="of:=SQRT([.C29]*0.5*([.$C$6]^2-[.$C$5]^2)+[.$C$5]^2)*SQRT([.$A$28])" office:value-type="float" office:value="41.9438484137196" calcext:value-type="float">
            <text:p>41.94</text:p>
          </table:table-cell>
          <table:table-cell table:formula="of:=[.E29]/0.51444" office:value-type="float" office:value="81.533023119741" calcext:value-type="float">
            <text:p>81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30]*0.51444" office:value-type="float" office:value="2.5722" calcext:value-type="float">
            <text:p>2.57</text:p>
          </table:table-cell>
          <table:table-cell office:value-type="float" office:value="89" calcext:value-type="float">
            <text:p>89</text:p>
          </table:table-cell>
          <table:table-cell table:formula="of:=SQRT([.C30]*0.5*([.$C$6]^2-[.$C$5]^2)+[.$C$5]^2)*SQRT([.$A$28])" office:value-type="float" office:value="44.3361875995692" calcext:value-type="float">
            <text:p>44.34</text:p>
          </table:table-cell>
          <table:table-cell table:formula="of:=[.E30]/0.51444" office:value-type="float" office:value="86.1833986462352" calcext:value-type="float">
            <text:p>86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31]*0.51444" office:value-type="float" office:value="3.08664" calcext:value-type="float">
            <text:p>3.09</text:p>
          </table:table-cell>
          <table:table-cell office:value-type="float" office:value="95" calcext:value-type="float">
            <text:p>95</text:p>
          </table:table-cell>
          <table:table-cell table:formula="of:=SQRT([.C31]*0.5*([.$C$6]^2-[.$C$5]^2)+[.$C$5]^2)*SQRT([.$A$28])" office:value-type="float" office:value="46.6058863447023" calcext:value-type="float">
            <text:p>46.61</text:p>
          </table:table-cell>
          <table:table-cell table:formula="of:=[.E31]/0.51444" office:value-type="float" office:value="90.5953781679152" calcext:value-type="float">
            <text:p>90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32]*0.51444" office:value-type="float" office:value="3.60108" calcext:value-type="float">
            <text:p>3.60</text:p>
          </table:table-cell>
          <table:table-cell office:value-type="float" office:value="100" calcext:value-type="float">
            <text:p>100</text:p>
          </table:table-cell>
          <table:table-cell table:formula="of:=SQRT([.C32]*0.5*([.$C$6]^2-[.$C$5]^2)+[.$C$5]^2)*SQRT([.$A$28])" office:value-type="float" office:value="48.7700702591909" calcext:value-type="float">
            <text:p>48.77</text:p>
          </table:table-cell>
          <table:table-cell table:formula="of:=[.E32]/0.51444" office:value-type="float" office:value="94.8022514952005" calcext:value-type="float">
            <text:p>94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33]*0.51444" office:value-type="float" office:value="4.11552" calcext:value-type="float">
            <text:p>4.12</text:p>
          </table:table-cell>
          <table:table-cell office:value-type="float" office:value="105" calcext:value-type="float">
            <text:p>105</text:p>
          </table:table-cell>
          <table:table-cell table:formula="of:=SQRT([.C33]*0.5*([.$C$6]^2-[.$C$5]^2)+[.$C$5]^2)*SQRT([.$A$28])" office:value-type="float" office:value="50.8422153746031" calcext:value-type="float">
            <text:p>50.84</text:p>
          </table:table-cell>
          <table:table-cell table:formula="of:=[.E33]/0.51444" office:value-type="float" office:value="98.8302141641457" calcext:value-type="float">
            <text:p>98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34]*0.51444" office:value-type="float" office:value="4.62996" calcext:value-type="float">
            <text:p>4.63</text:p>
          </table:table-cell>
          <table:table-cell office:value-type="float" office:value="110" calcext:value-type="float">
            <text:p>110</text:p>
          </table:table-cell>
          <table:table-cell table:formula="of:=SQRT([.C34]*0.5*([.$C$6]^2-[.$C$5]^2)+[.$C$5]^2)*SQRT([.$A$28])" office:value-type="float" office:value="52.8331522371005" calcext:value-type="float">
            <text:p>52.83</text:p>
          </table:table-cell>
          <table:table-cell table:formula="of:=[.E34]/0.51444" office:value-type="float" office:value="102.700319254141" calcext:value-type="float">
            <text:p>102.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Williams Wet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kts</text:p>
          </table:table-cell>
          <table:table-cell table:style-name="Default"/>
          <table:table-cell office:value-type="string" calcext:value-type="string">
            <text:p>stf_mc_kts</text:p>
          </table:table-cell>
          <table:table-cell table:style-name="Default" office:value-type="string" calcext:value-type="string">
            <text:p>b21_calc m/s</text:p>
          </table:table-cell>
          <table:table-cell table:style-name="Default" office:value-type="string" calcext:value-type="string">
            <text:p>b21_stf_mc_k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table:formula="of:=[.B38]*0.51444" office:value-type="float" office:value="0" calcext:value-type="float">
            <text:p>0.00</text:p>
          </table:table-cell>
          <table:table-cell office:value-type="float" office:value="69" calcext:value-type="float">
            <text:p>69</text:p>
          </table:table-cell>
          <table:table-cell table:formula="of:=SQRT([.C38]*0.5*([.$C$6]^2-[.$C$5]^2)+[.$C$5]^2)*SQRT([.$A$41])" office:value-type="float" office:value="34.7178139753958" calcext:value-type="float">
            <text:p>34.72</text:p>
          </table:table-cell>
          <table:table-cell table:formula="of:=[.E38]/0.51444" office:value-type="float" office:value="67.4866145233571" calcext:value-type="float">
            <text:p>67.5</text:p>
          </table:table-cell>
          <table:table-cell office:value-type="string" calcext:value-type="string">
            <text:p>williams wet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9]*0.51444" office:value-type="float" office:value="0.51444" calcext:value-type="float">
            <text:p>0.51</text:p>
          </table:table-cell>
          <table:table-cell office:value-type="float" office:value="79" calcext:value-type="float">
            <text:p>79</text:p>
          </table:table-cell>
          <table:table-cell table:formula="of:=SQRT([.C39]*0.5*([.$C$6]^2-[.$C$5]^2)+[.$C$5]^2)*SQRT([.$A$41])" office:value-type="float" office:value="38.3640744164644" calcext:value-type="float">
            <text:p>38.36</text:p>
          </table:table-cell>
          <table:table-cell table:formula="of:=[.E39]/0.51444" office:value-type="float" office:value="74.5744390336374" calcext:value-type="float">
            <text:p>74.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ast_adj</text:p>
          </table:table-cell>
          <table:table-cell office:value-type="float" office:value="2" calcext:value-type="float">
            <text:p>2</text:p>
          </table:table-cell>
          <table:table-cell table:formula="of:=[.B40]*0.51444" office:value-type="float" office:value="1.02888" calcext:value-type="float">
            <text:p>1.03</text:p>
          </table:table-cell>
          <table:table-cell office:value-type="float" office:value="87" calcext:value-type="float">
            <text:p>87</text:p>
          </table:table-cell>
          <table:table-cell table:formula="of:=SQRT([.C40]*0.5*([.$C$6]^2-[.$C$5]^2)+[.$C$5]^2)*SQRT([.$A$41])" office:value-type="float" office:value="41.6926588793981" calcext:value-type="float">
            <text:p>41.69</text:p>
          </table:table-cell>
          <table:table-cell table:formula="of:=[.E40]/0.51444" office:value-type="float" office:value="81.0447455085105" calcext:value-type="float">
            <text:p>81.0</text:p>
          </table:table-cell>
          <table:table-cell table:formula="of:=103/0.51444" office:value-type="float" office:value="200.217712464039" calcext:value-type="float">
            <text:p>200.217712464039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table:style-name="ce3" table:formula="of:=SQRT([.A39]/[.$A$9])" office:value-type="float" office:value="1.29099444873581" calcext:value-type="float">
            <text:p>1.291</text:p>
          </table:table-cell>
          <table:table-cell office:value-type="float" office:value="3" calcext:value-type="float">
            <text:p>3</text:p>
          </table:table-cell>
          <table:table-cell table:formula="of:=[.B41]*0.51444" office:value-type="float" office:value="1.54332" calcext:value-type="float">
            <text:p>1.54</text:p>
          </table:table-cell>
          <table:table-cell office:value-type="float" office:value="95" calcext:value-type="float">
            <text:p>95</text:p>
          </table:table-cell>
          <table:table-cell table:formula="of:=SQRT([.C41]*0.5*([.$C$6]^2-[.$C$5]^2)+[.$C$5]^2)*SQRT([.$A$41])" office:value-type="float" office:value="44.7744726717768" calcext:value-type="float">
            <text:p>44.77</text:p>
          </table:table-cell>
          <table:table-cell table:formula="of:=[.E41]/0.51444" office:value-type="float" office:value="87.035364030357" calcext:value-type="float">
            <text:p>87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42]*0.51444" office:value-type="float" office:value="2.05776" calcext:value-type="float">
            <text:p>2.06</text:p>
          </table:table-cell>
          <table:table-cell office:value-type="float" office:value="103" calcext:value-type="float">
            <text:p>103</text:p>
          </table:table-cell>
          <table:table-cell table:formula="of:=SQRT([.C42]*0.5*([.$C$6]^2-[.$C$5]^2)+[.$C$5]^2)*SQRT([.$A$41])" office:value-type="float" office:value="47.6574128718453" calcext:value-type="float">
            <text:p>47.66</text:p>
          </table:table-cell>
          <table:table-cell table:formula="of:=[.E42]/0.51444" office:value-type="float" office:value="92.6393998752921" calcext:value-type="float">
            <text:p>92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43]*0.51444" office:value-type="float" office:value="2.5722" calcext:value-type="float">
            <text:p>2.57</text:p>
          </table:table-cell>
          <table:table-cell office:value-type="float" office:value="110" calcext:value-type="float">
            <text:p>110</text:p>
          </table:table-cell>
          <table:table-cell table:formula="of:=SQRT([.C43]*0.5*([.$C$6]^2-[.$C$5]^2)+[.$C$5]^2)*SQRT([.$A$41])" office:value-type="float" office:value="50.3756349859668" calcext:value-type="float">
            <text:p>50.38</text:p>
          </table:table-cell>
          <table:table-cell table:formula="of:=[.E43]/0.51444" office:value-type="float" office:value="97.9232466098413" calcext:value-type="float">
            <text:p>97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44]*0.51444" office:value-type="float" office:value="3.08664" calcext:value-type="float">
            <text:p>3.09</text:p>
          </table:table-cell>
          <table:table-cell office:value-type="float" office:value="116" calcext:value-type="float">
            <text:p>116</text:p>
          </table:table-cell>
          <table:table-cell table:formula="of:=SQRT([.C44]*0.5*([.$C$6]^2-[.$C$5]^2)+[.$C$5]^2)*SQRT([.$A$41])" office:value-type="float" office:value="52.9545106562339" calcext:value-type="float">
            <text:p>52.95</text:p>
          </table:table-cell>
          <table:table-cell table:formula="of:=[.E44]/0.51444" office:value-type="float" office:value="102.936223186832" calcext:value-type="float">
            <text:p>102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45]*0.51444" office:value-type="float" office:value="3.60108" calcext:value-type="float">
            <text:p>3.60</text:p>
          </table:table-cell>
          <table:table-cell office:value-type="float" office:value="122" calcext:value-type="float">
            <text:p>122</text:p>
          </table:table-cell>
          <table:table-cell table:formula="of:=SQRT([.C45]*0.5*([.$C$6]^2-[.$C$5]^2)+[.$C$5]^2)*SQRT([.$A$41])" office:value-type="float" office:value="55.4134983324734" calcext:value-type="float">
            <text:p>55.41</text:p>
          </table:table-cell>
          <table:table-cell table:formula="of:=[.E45]/0.51444" office:value-type="float" office:value="107.716154133569" calcext:value-type="float">
            <text:p>107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46]*0.51444" office:value-type="float" office:value="4.11552" calcext:value-type="float">
            <text:p>4.12</text:p>
          </table:table-cell>
          <table:table-cell office:value-type="float" office:value="128" calcext:value-type="float">
            <text:p>128</text:p>
          </table:table-cell>
          <table:table-cell table:formula="of:=SQRT([.C46]*0.5*([.$C$6]^2-[.$C$5]^2)+[.$C$5]^2)*SQRT([.$A$41])" office:value-type="float" office:value="57.7679097427357" calcext:value-type="float">
            <text:p>57.77</text:p>
          </table:table-cell>
          <table:table-cell table:formula="of:=[.E46]/0.51444" office:value-type="float" office:value="112.292803325433" calcext:value-type="float">
            <text:p>112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47]*0.51444" office:value-type="float" office:value="4.62996" calcext:value-type="float">
            <text:p>4.63</text:p>
          </table:table-cell>
          <table:table-cell office:value-type="float" office:value="134" calcext:value-type="float">
            <text:p>134</text:p>
          </table:table-cell>
          <table:table-cell table:formula="of:=SQRT([.C47]*0.5*([.$C$6]^2-[.$C$5]^2)+[.$C$5]^2)*SQRT([.$A$41])" office:value-type="float" office:value="60.0300507633193" calcext:value-type="float">
            <text:p>60.03</text:p>
          </table:table-cell>
          <table:table-cell table:formula="of:=[.E47]/0.51444" office:value-type="float" office:value="116.690091678951" calcext:value-type="float">
            <text:p>116.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2:22:42.746569313</meta:creation-date>
    <dc:date>2019-09-30T14:50:24.867058619</dc:date>
    <meta:editing-duration>PT34S</meta:editing-duration>
    <meta:editing-cycles>1</meta:editing-cycles>
    <meta:document-statistic meta:table-count="1" meta:cell-count="217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60" chart:maximum="300" chart:origin="0" chart:interval-major="10" chart:interval-minor-divisor="2" chart:reverse-direction="false" text:line-break="false" loext:try-staggering-first="false" chart:link-data-style-to-source="true" chart:axis-position="-3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3" chart:maximum="10" chart:origin="-3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6cm" svg:y="0.316cm" chart:style-name="ch2">
          <text:p>ASG29 polar</text:p>
        </chart:title>
        <chart:legend chart:legend-position="end" svg:x="12.672cm" svg:y="3.205cm" style:legend-expansion="high" chart:style-name="ch3"/>
        <chart:plot-area chart:style-name="ch4" table:cell-range-address="Sheet1.E4:Sheet1.F18 Sheet1.G38:Sheet1.G38 Sheet1.H39:Sheet1.H40 Sheet1.J4:Sheet1.J18 Sheet1.G4:Sheet1.G4 Sheet1.H5:Sheet1.H6 Sheet1.G7:Sheet1.G7 Sheet1.H8:Sheet1.H9" chart:data-source-has-labels="row" svg:x="0.32cm" svg:y="1.275cm" svg:width="12.032cm" svg:height="7.545cm">
          <chartooo:coordinate-region svg:x="0.862cm" svg:y="1.396cm" svg:width="11.27cm" svg:height="6.42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5:Sheet1.F18" chart:label-cell-address="Sheet1.F4:Sheet1.F4" chart:class="chart:scatter">
            <chart:domain table:cell-range-address="Sheet1.E5:Sheet1.E18"/>
            <chart:data-point chart:repeated="14"/>
          </chart:series>
          <chart:series chart:style-name="ch9" chart:values-cell-range-address="Sheet1.H39:Sheet1.H40" chart:label-cell-address="Sheet1.G38:Sheet1.G38" chart:class="chart:scatter">
            <chart:domain table:cell-range-address="Sheet1.G39:Sheet1.G40"/>
            <chart:data-point chart:repeated="2"/>
          </chart:series>
          <chart:series chart:style-name="ch10" chart:values-cell-range-address="Sheet1.J5:Sheet1.J18" chart:label-cell-address="Sheet1.J4:Sheet1.J4" chart:class="chart:scatter">
            <chart:domain table:cell-range-address="Sheet1.I5:Sheet1.I18"/>
            <chart:data-point chart:repeated="14"/>
          </chart:series>
          <chart:series chart:style-name="ch11" chart:values-cell-range-address="Sheet1.H5:Sheet1.H6" chart:label-cell-address="Sheet1.G4:Sheet1.G4" chart:class="chart:scatter">
            <chart:domain table:cell-range-address="Sheet1.G5:Sheet1.G6"/>
            <chart:data-point chart:repeated="2"/>
          </chart:series>
          <chart:series chart:style-name="ch12" chart:values-cell-range-address="Sheet1.H8:Sheet1.H9" chart:label-cell-address="Sheet1.G7:Sheet1.G7" chart:class="chart:scatter">
            <chart:domain table:cell-range-address="Sheet1.G8:Sheet1.G9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olar dry</text:p>
                <draw:g>
                  <svg:desc>Sheet1.F4:Sheet1.F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williams wet</text:p>
                <draw:g>
                  <svg:desc>Sheet1.G38:Sheet1.G38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polar wet</text:p>
                <draw:g>
                  <svg:desc>Sheet1.J4:Sheet1.J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mc 2m/s dry</text:p>
                <draw:g>
                  <svg:desc>Sheet1.G4:Sheet1.G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mc 2m/s wet</text:p>
                <draw:g>
                  <svg:desc>Sheet1.G7:Sheet1.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">
                <text:p>65</text:p>
                <draw:g>
                  <svg:desc>Sheet1.E5:Sheet1.E18</svg:desc>
                </draw:g>
              </table:table-cell>
              <table:table-cell office:value-type="float" office:value="0.8">
                <text:p>0.8</text:p>
                <draw:g>
                  <svg:desc>Sheet1.F5:Sheet1.F18</svg:desc>
                </draw:g>
              </table:table-cell>
              <table:table-cell office:value-type="float" office:value="0">
                <text:p>0</text:p>
                <draw:g>
                  <svg:desc>Sheet1.G39:Sheet1.G40</svg:desc>
                </draw:g>
              </table:table-cell>
              <table:table-cell office:value-type="float" office:value="-2">
                <text:p>-2</text:p>
                <draw:g>
                  <svg:desc>Sheet1.H39:Sheet1.H40</svg:desc>
                </draw:g>
              </table:table-cell>
              <table:table-cell office:value-type="float" office:value="73.8542588203875">
                <text:p>73.8542588203875</text:p>
                <draw:g>
                  <svg:desc>Sheet1.I5:Sheet1.I18</svg:desc>
                </draw:g>
              </table:table-cell>
              <table:table-cell office:value-type="float" office:value="0.908975493173999">
                <text:p>0.908975493173999</text:p>
                <draw:g>
                  <svg:desc>Sheet1.J5:Sheet1.J18</svg:desc>
                </draw:g>
              </table:table-cell>
              <table:table-cell office:value-type="float" office:value="0">
                <text:p>0</text:p>
                <draw:g>
                  <svg:desc>Sheet1.G5:Sheet1.G6</svg:desc>
                </draw:g>
              </table:table-cell>
              <table:table-cell office:value-type="float" office:value="-2">
                <text:p>-2</text:p>
                <draw:g>
                  <svg:desc>Sheet1.H5:Sheet1.H6</svg:desc>
                </draw:g>
              </table:table-cell>
              <table:table-cell office:value-type="float" office:value="0">
                <text:p>0</text:p>
                <draw:g>
                  <svg:desc>Sheet1.G8:Sheet1.G9</svg:desc>
                </draw:g>
              </table:table-cell>
              <table:table-cell office:value-type="float" office:value="-2">
                <text:p>-2</text:p>
                <draw:g>
                  <svg:desc>Sheet1.H8:Sheet1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0.5">
                <text:p>0.5</text:p>
              </table:table-cell>
              <table:table-cell office:value-type="float" office:value="200.217712464039">
                <text:p>200.217712464039</text:p>
              </table:table-cell>
              <table:table-cell office:value-type="float" office:value="2.1">
                <text:p>2.1</text:p>
              </table:table-cell>
              <table:table-cell office:value-type="float" office:value="85.2164524850624">
                <text:p>85.2164524850624</text:p>
              </table:table-cell>
              <table:table-cell office:value-type="float" office:value="0.56810968323375">
                <text:p>0.56810968323375</text:p>
              </table:table-cell>
              <table:table-cell office:value-type="float" office:value="150">
                <text:p>150</text:p>
              </table:table-cell>
              <table:table-cell office:value-type="float" office:value="1.25">
                <text:p>1.25</text:p>
              </table:table-cell>
              <table:table-cell office:value-type="float" office:value="170.432904970125">
                <text:p>170.432904970125</text:p>
              </table:table-cell>
              <table:table-cell office:value-type="float" office:value="1.42027420808437">
                <text:p>1.42027420808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8975493173999">
                <text:p>90.8975493173999</text:p>
              </table:table-cell>
              <table:table-cell office:value-type="float" office:value="0.5453852959044">
                <text:p>0.5453852959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.5786461497374">
                <text:p>96.5786461497374</text:p>
              </table:table-cell>
              <table:table-cell office:value-type="float" office:value="0.534023102239725">
                <text:p>0.534023102239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.259742982075">
                <text:p>102.259742982075</text:p>
              </table:table-cell>
              <table:table-cell office:value-type="float" office:value="0.556747489569075">
                <text:p>0.55674748956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.940839814412">
                <text:p>107.940839814412</text:p>
              </table:table-cell>
              <table:table-cell office:value-type="float" office:value="0.5908340705631">
                <text:p>0.5908340705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.62193664675">
                <text:p>113.62193664675</text:p>
              </table:table-cell>
              <table:table-cell office:value-type="float" office:value="0.624920651557125">
                <text:p>0.62492065155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303033479087">
                <text:p>119.303033479087</text:p>
              </table:table-cell>
              <table:table-cell office:value-type="float" office:value="0.65900723255115">
                <text:p>0.65900723255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.984130311425">
                <text:p>124.984130311425</text:p>
              </table:table-cell>
              <table:table-cell office:value-type="float" office:value="0.715818200874525">
                <text:p>0.715818200874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.027420808437">
                <text:p>142.027420808437</text:p>
              </table:table-cell>
              <table:table-cell office:value-type="float" office:value="0.908975493173999">
                <text:p>0.908975493173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.432904970125">
                <text:p>170.432904970125</text:p>
              </table:table-cell>
              <table:table-cell office:value-type="float" office:value="1.42027420808437">
                <text:p>1.42027420808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.85">
                <text:p>1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.838389131812">
                <text:p>198.838389131812</text:p>
              </table:table-cell>
              <table:table-cell office:value-type="float" office:value="2.10200582796487">
                <text:p>2.10200582796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.2438732935">
                <text:p>227.2438732935</text:p>
              </table:table-cell>
              <table:table-cell office:value-type="float" office:value="3.4086580994025">
                <text:p>3.4086580994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.054841616875">
                <text:p>284.054841616875</text:p>
              </table:table-cell>
              <table:table-cell office:value-type="float" office:value="11.362193664675">
                <text:p>11.362193664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